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eeeeee" style:vertical-align="middle"/>
      <style:text-properties style:font-name="Arial" fo:font-size="11pt" style:font-size-asian="11pt" style:font-size-complex="11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3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4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14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4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5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1" style:family="table-cell" style:parent-style-name="Default" style:data-style-name="N100">
      <style:table-cell-properties fo:border-bottom="none" fo:background-color="#ff4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3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67" style:family="table-cell" style:parent-style-name="Default">
      <style:table-cell-properties fo:background-color="transparen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58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1" table:default-cell-style-name="ce24"/>
        <table:table-column table:style-name="co2" table:default-cell-style-name="ce15"/>
        <table:table-column table:style-name="co3" table:default-cell-style-name="ce29"/>
        <table:table-column table:style-name="co4" table:default-cell-style-name="ce15"/>
        <table:table-column table:style-name="co1" table:default-cell-style-name="ce29"/>
        <table:table-column table:style-name="co5" table:default-cell-style-name="Default"/>
        <table:table-row table:style-name="ro1">
          <table:table-cell table:style-name="ce1"/>
          <table:table-cell table:style-name="ce20"/>
          <table:table-cell table:style-name="ce34" office:value-type="string" calcext:value-type="string" table:number-columns-spanned="3" table:number-rows-spanned="1">
            <text:p>TP INFO Salle B306</text:p>
          </table:table-cell>
          <table:covered-table-cell table:number-columns-repeated="2" table:style-name="ce6"/>
          <table:table-cell table:style-name="ce58" office:value-type="string" calcext:value-type="string">
            <text:p>Cours </text:p>
          </table:table-cell>
          <table:table-cell/>
        </table:table-row>
        <table:table-row table:style-name="ro1">
          <table:table-cell table:style-name="ce20" table:number-columns-repeated="2"/>
          <table:table-cell table:style-name="ce35" office:value-type="string" calcext:value-type="string">
            <text:p>M. Robert</text:p>
          </table:table-cell>
          <table:table-cell table:style-name="ce35" office:value-type="string" calcext:value-type="string">
            <text:p>Mme Genzmer</text:p>
          </table:table-cell>
          <table:table-cell table:style-name="ce35" office:value-type="string" calcext:value-type="string">
            <text:p>M. Costadoat</text:p>
          </table:table-cell>
          <table:table-cell table:style-name="ce35"/>
          <table:table-cell table:style-name="ce35" office:value-type="string" calcext:value-type="string">
            <text:p>M. Costadoat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SEMAINE</text:p>
          </table:table-cell>
          <table:covered-table-cell table:style-name="ce6"/>
          <table:table-cell table:style-name="ce35" office:value-type="string" calcext:value-type="string">
            <text:p>Me 15h30</text:p>
          </table:table-cell>
          <table:table-cell table:style-name="ce35" office:value-type="string" calcext:value-type="string">
            <text:p>Lu 15h</text:p>
          </table:table-cell>
          <table:table-cell table:style-name="ce35" office:value-type="string" calcext:value-type="string">
            <text:p>Ve 14h</text:p>
          </table:table-cell>
          <table:table-cell table:style-name="ce35"/>
          <table:table-cell table:style-name="ce35" office:value-type="string" calcext:value-type="string">
            <text:p>Lu 10h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7 sep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1" office:value-type="string" calcext:value-type="string">
            <text:p>14 sept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21 sept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4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8 sept</text:p>
          </table:table-cell>
          <table:table-cell/>
          <table:table-cell table:style-name="ce41"/>
          <table:table-cell table:style-name="ce37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5 oct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2 oct</text:p>
          </table:table-cell>
          <table:table-cell table:style-name="ce16"/>
          <table:table-cell table:style-name="ce15"/>
          <table:table-cell table:style-name="ce37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 nov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table:style-name="ce38"/>
          <table:table-cell table:style-name="ce16"/>
          <table:table-cell table:style-name="ce37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 nov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1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3 nov</text:p>
          </table:table-cell>
          <table:table-cell table:style-name="ce37"/>
          <table:table-cell table:style-name="ce22"/>
          <table:table-cell table:style-name="ce37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0 nov</text:p>
          </table:table-cell>
          <table:table-cell table:style-name="ce29" office:value-type="string" calcext:value-type="string">
            <text:p>5 bis</text:p>
          </table:table-cell>
          <table:table-cell office:value-type="string" calcext:value-type="string">
            <text:p>5 bis</text:p>
          </table:table-cell>
          <table:table-cell table:style-name="ce29" office:value-type="string" calcext:value-type="string">
            <text:p>5 bis</text:p>
          </table:table-cell>
          <table:table-cell table:style-name="ce37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7 déc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number-columns-repeated="2"/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4 déc</text:p>
          </table:table-cell>
          <table:table-cell table:style-name="ce38"/>
          <table:table-cell office:value-type="float" office:value="6" calcext:value-type="float">
            <text:p>6</text:p>
          </table:table-cell>
          <table:table-cell table:style-name="ce38"/>
          <table:table-cell table:style-name="ce16"/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 janv</text:p>
          </table:table-cell>
          <table:table-cell table:style-name="ce41"/>
          <table:table-cell table:style-name="ce38" table:number-columns-repeated="2"/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1 janv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37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 janv</text:p>
          </table:table-cell>
          <table:table-cell table:style-name="ce37"/>
          <table:table-cell table:style-name="ce41"/>
          <table:table-cell table:style-name="ce37"/>
          <table:table-cell table:number-columns-repeated="2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25" office:value-type="string" calcext:value-type="string">
            <text:p>25 janv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7"/>
          <table:table-cell/>
        </table:table-row>
        <table:table-row table:style-name="ro1">
          <table:table-cell table:style-name="ce8"/>
          <table:table-cell table:style-name="ce14"/>
          <table:table-cell table:style-name="ce39"/>
          <table:table-cell table:style-name="ce46"/>
          <table:table-cell table:style-name="ce49" table:number-columns-repeated="2"/>
          <table:table-cell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48" office:value-type="string" calcext:value-type="string">
            <text:p>1 fév</text:p>
          </table:table-cell>
          <table:table-cell/>
          <table:table-cell table:style-name="ce38"/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8 fév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7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0" office:value-type="string" calcext:value-type="string">
            <text:p>1 mars</text:p>
          </table:table-cell>
          <table:table-cell table:style-name="ce37"/>
          <table:table-cell office:value-type="float" office:value="10" calcext:value-type="float">
            <text:p>10</text:p>
          </table:table-cell>
          <table:table-cell table:style-name="ce44"/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0" office:value-type="string" calcext:value-type="string">
            <text:p>8 mars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0" office:value-type="string" calcext:value-type="string">
            <text:p>15 mars</text:p>
          </table:table-cell>
          <table:table-cell table:style-name="ce3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0" office:value-type="string" calcext:value-type="string">
            <text:p>22 mars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29 mars</text:p>
          </table:table-cell>
          <table:table-cell table:style-name="ce37"/>
          <table:table-cell office:value-type="float" office:value="12" calcext:value-type="float">
            <text:p>12</text:p>
          </table:table-cell>
          <table:table-cell table:style-name="ce16"/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1" office:value-type="string" calcext:value-type="string">
            <text:p>5 avril</text:p>
          </table:table-cell>
          <table:table-cell/>
          <table:table-cell table:style-name="ce38"/>
          <table:table-cell/>
          <table:table-cell table:style-name="ce37"/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0" office:value-type="string" calcext:value-type="string">
            <text:p>12 avril</text:p>
          </table:table-cell>
          <table:table-cell table:style-name="ce37"/>
          <table:table-cell table:style-name="ce15"/>
          <table:table-cell table:style-name="ce16"/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0" office:value-type="string" calcext:value-type="string">
            <text:p>3 mai</text:p>
          </table:table-cell>
          <table:table-cell/>
          <table:table-cell table:style-name="ce15"/>
          <table:table-cell/>
          <table:table-cell table:style-name="ce16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0" office:value-type="string" calcext:value-type="string">
            <text:p>10 mai</text:p>
          </table:table-cell>
          <table:table-cell/>
          <table:table-cell table:style-name="ce67"/>
          <table:table-cell/>
          <table:table-cell table:style-name="ce38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0" office:value-type="string" calcext:value-type="string">
            <text:p>17 mai</text:p>
          </table:table-cell>
          <table:table-cell/>
          <table:table-cell table:style-name="ce15"/>
          <table:table-cell/>
          <table:table-cell table:style-name="ce16"/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1" office:value-type="string" calcext:value-type="string">
            <text:p>24 mai</text:p>
          </table:table-cell>
          <table:table-cell table:style-name="ce16"/>
          <table:table-cell table:style-name="ce38"/>
          <table:table-cell table:number-columns-repeated="3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52" office:value-type="string" calcext:value-type="string">
            <text:p>31 mai</text:p>
          </table:table-cell>
          <table:table-cell/>
          <table:table-cell table:style-name="ce15"/>
          <table:table-cell/>
          <table:table-cell table:style-name="ce15"/>
          <table:table-cell/>
        </table:table-row>
        <table:table-row table:style-name="ro2">
          <table:table-cell table:style-name="ce5"/>
          <table:table-cell table:style-name="ce33"/>
          <table:table-cell/>
          <table:table-cell table:style-name="ce15"/>
          <table:table-cell/>
          <table:table-cell table:style-name="ce16"/>
          <table:table-cell/>
        </table:table-row>
        <table:table-row table:style-name="ro2">
          <table:table-cell table:style-name="ce5"/>
          <table:table-cell table:style-name="ce33"/>
          <table:table-cell/>
          <table:table-cell table:style-name="ce15"/>
          <table:table-cell/>
          <table:table-cell table:style-name="ce37"/>
          <table:table-cell/>
        </table:table-row>
        <calcext:conditional-formats>
          <calcext:conditional-format calcext:target-range-address="Feuille1.B23:Feuille1.B37">
            <calcext:condition calcext:apply-style-name="cf1" calcext:value="=&quot;X4&quot;" calcext:base-cell-address="Feuille1.B23"/>
            <calcext:condition calcext:apply-style-name="cf1" calcext:value="=&quot;X5&quot;" calcext:base-cell-address="Feuille1.B23"/>
          </calcext:conditional-format>
          <calcext:conditional-format calcext:target-range-address="Feuille1.B1:Feuille1.C1 Feuille1.A2:Feuille1.F2 Feuille1.C3:Feuille1.F3 Feuille1.A21:Feuille1.A21 Feuille1.B21:Feuille1.B21 Feuille1.A3:Feuille1.A5 Feuille1.B4:Feuille1.B5 Feuille1.G2:Feuille1.G3">
            <calcext:condition calcext:apply-style-name="cf7" calcext:value="=&quot;X4&quot;" calcext:base-cell-address="Feuille1.A1"/>
            <calcext:condition calcext:apply-style-name="cf7" calcext:value="=&quot;X5&quot;" calcext:base-cell-address="Feuille1.A1"/>
          </calcext:conditional-format>
          <calcext:conditional-format calcext:target-range-address="Feuille1.F6:Feuille1.F6 Feuille1.E9:Feuille1.E9 Feuille1.E11:Feuille1.E11 Feuille1.C21:Feuille1.C21 Feuille1.E21:Feuille1.E21 Feuille1.E24:Feuille1.E24 Feuille1.F25:Feuille1.F25 Feuille1.C26:Feuille1.C26 Feuille1.F27:Feuille1.F27 Feuille1.C28:Feuille1.C28 Feuille1.F29:Feuille1.F29 Feuille1.D7:Feuille1.D7 Feuille1.D21:Feuille1.D21 Feuille1.E7:Feuille1.E7 Feuille1.E21:Feuille1.E21 Feuille1.F14:Feuille1.F14 Feuille1.F20:Feuille1.F21 Feuille1.F18:Feuille1.F18 Feuille1.E5:Feuille1.E5 Feuille1.E13:Feuille1.E13 Feuille1.C13:Feuille1.C13 Feuille1.C17:Feuille1.C17 Feuille1.C19:Feuille1.E19 Feuille1.F23:Feuille1.F23 Feuille1.F37:Feuille1.F37 Feuille1.C30:Feuille1.C30 Feuille1.C24:Feuille1.C24">
            <calcext:condition calcext:apply-style-name="cf6" calcext:value="=&quot;X4&quot;" calcext:base-cell-address="Feuille1.C5"/>
            <calcext:condition calcext:apply-style-name="cf6" calcext:value="=&quot;X5&quot;" calcext:base-cell-address="Feuille1.C5"/>
          </calcext:conditional-format>
          <calcext:conditional-format calcext:target-range-address="Feuille1.B6:Feuille1.B20 Feuille1.B22:Feuille1.B35">
            <calcext:condition calcext:apply-style-name="cf2" calcext:value="=&quot;X4&quot;" calcext:base-cell-address="Feuille1.B6"/>
            <calcext:condition calcext:apply-style-name="cf2" calcext:value="=&quot;X5&quot;" calcext:base-cell-address="Feuille1.B6"/>
          </calcext:conditional-format>
        </calcext:conditional-formats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date-style style:name="N110">
      <number:day-of-week/>
      <number:text> </number:text>
      <number:day/>
      <number:text> </number:text>
      <number:month number:textual="true"/>
    </number:date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7" style:family="table-cell" style:parent-style-name="Default">
      <style:table-cell-properties fo:background-color="#cccccc"/>
      <style:text-properties fo:color="#000000"/>
    </style:style>
    <style:style style:name="cf1" style:family="table-cell" style:parent-style-name="Default" style:data-style-name="N0">
      <style:table-cell-properties fo:background-color="#cccc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cccccc" style:vertical-align="middle"/>
    </style:style>
    <style:style style:name="cf2" style:family="table-cell" style:parent-style-name="Default">
      <style:table-cell-properties fo:background-color="#ccccc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08:42.790634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12-21T10:46:33</meta:creation-date>
    <dc:date>2020-09-16T09:11:45.532382557</dc:date>
    <meta:editing-duration>PT1H39M38S</meta:editing-duration>
    <meta:editing-cycles>40</meta:editing-cycles>
    <meta:generator>LibreOffice/6.1.5.2$MacOSX_X86_64 LibreOffice_project/90f8dcf33c87b3705e78202e3df5142b201bd805</meta:generator>
    <meta:document-statistic meta:table-count="3" meta:cell-count="104" meta:object-count="0"/>
  </office:meta>
</office:document-meta>
</file>